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1.06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ff" fo:wrap-option="no-wrap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4.56mm" fo:min-width="77.7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10.7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loext:decorative="false"/>
    </style:style>
    <style:style style:name="gr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21.11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81.28mm" fo:min-width="318.6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8pt" style:language-asian="zh" style:country-asian="CN" style:font-style-asian="normal" style:font-weight-asian="normal" style:font-family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379.34mm" svg:y1="207.84mm" svg:x2="423.9mm" svg:y2="137.09mm" draw:start-shape="id1" draw:start-glue-point="7" draw:end-shape="id2" draw:end-glue-point="6" svg:d="M37934 20784h4456v-7075" svg:viewBox="0 0 4457 7076">
            <text:p/>
          </draw:connector>
          <draw:custom-shape draw:z-index="1" draw:name="LOAD_CONSOLES_METADATA" draw:style-name="gr2" draw:text-style-name="P3" xml:id="id1" draw:id="id1" svg:width="112.66mm" svg:height="19.5mm" svg:x="266.68mm" svg:y="198.09mm">
            <text:p text:style-name="P2"><text:span text:style-name="T1">%ROOT%/RomsDB/</text:span></text:p>
            <text:p text:style-name="P2"><text:span text:style-name="T2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" draw:style-name="gr3" draw:text-style-name="P3" xml:id="id2" draw:id="id2" svg:width="82.78mm" svg:height="27.06mm" svg:x="382.51mm" svg:y="110.03mm">
            <text:p text:style-name="P2"><text:span text:style-name="T1">%ROOT%/RomsDB/DB/</text:span></text:p>
            <text:p text:style-name="P2"><text:span text:style-name="T3">RetroRoms.db</text:span></text:p>
            <text:p text:style-name="P4"><text:span text:style-name="T4">sqlitebrowser /media/pi/ROM_EXTRA/RomsDB/DB/RetroRoms.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3" draw:name="Connector-Standard 1" draw:style-name="gr1" draw:text-style-name="P1" svg:x1="380.98mm" svg:y1="165.83mm" svg:x2="423.9mm" svg:y2="137.09mm" draw:start-shape="id3" draw:start-glue-point="7" draw:end-shape="id2" draw:end-glue-point="6" svg:d="M38098 16583h4292v-2874" svg:viewBox="0 0 4293 2875">
            <text:p/>
          </draw:connector>
          <draw:custom-shape draw:z-index="4" draw:name="LOAD_CONSOLES_METADATA 1" draw:style-name="gr4" draw:text-style-name="P3" xml:id="id3" draw:id="id3" svg:width="115.76mm" svg:height="19.5mm" svg:x="265.22mm" svg:y="156.08mm">
            <text:p text:style-name="P2"><text:span text:style-name="T1">%ROOT%/RomsDB/</text:span><text:span text:style-name="T1"><text:line-break/></text:span><text:span text:style-name="T3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trol draw:z-index="7" draw:name="Control 3" draw:style-name="gr5" draw:text-style-name="P5" svg:width="33.96mm" svg:height="7.82mm" svg:x="128.23mm" svg:y="2.04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</table:table-row>
        <table:table-row table:style-name="ro2">
          <table:table-cell table:style-name="ce13" table:number-columns-repeated="17"/>
        </table:table-row>
        <table:table-row table:style-name="ro2">
          <table:table-cell table:style-name="ce17" office:value-type="string" calcext:value-type="string">
            <text:p>COMMAND LINES</text:p>
          </table:table-cell>
          <table:table-cell table:style-name="ce13" table:number-columns-repeated="16"/>
        </table:table-row>
        <table:table-row table:style-name="ro2">
          <table:table-cell table:style-name="ce4" office:value-type="string" calcext:value-type="string">
            <text:p>RetroRoms.db</text:p>
          </table:table-cell>
          <table:table-cell table:style-name="ce13" table:number-columns-repeated="3"/>
          <table:table-cell table:style-name="ce13" table:formula="of:=[.E13]&amp;&quot;/RomsDB/DB/RetroRoms.db&quot;" office:value-type="string" office:string-value="/home/pi/Documents/Projects_DIY/2024-ROMS-DB/ROM_DB_PY/RomsDB/DB/RetroRoms.db" calcext:value-type="string">
            <text:p>/home/pi/Documents/Projects_DIY/2024-ROMS-DB/ROM_DB_PY/RomsDB/DB/RetroRoms.db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Load_XML_All_Consoles.py</text:p>
          </table:table-cell>
          <table:table-cell table:style-name="ce13" table:number-columns-repeated="3"/>
          <table:table-cell table:style-name="ce13" table:formula="of:=+[.E13]&amp;&quot;/&quot;&amp;[.A5]" office:value-type="string" office:string-value="/home/pi/Documents/Projects_DIY/2024-ROMS-DB/ROM_DB_PY/Load_XML_All_Consoles.py" calcext:value-type="string">
            <text:p>/home/pi/Documents/Projects_DIY/2024-ROMS-DB/ROM_DB_PY/Load_XML_All_Consoles.py</text:p>
          </table:table-cell>
          <table:table-cell table:style-name="ce13" table:number-columns-repeated="12"/>
        </table:table-row>
        <table:table-row table:style-name="ro2">
          <table:table-cell table:style-name="ce19" office:value-type="string" calcext:value-type="string">
            <text:p>Load_XML_All_Consoles</text:p>
          </table:table-cell>
          <table:table-cell table:style-name="ce13" table:number-columns-repeated="3"/>
          <table:table-cell table:style-name="ce13" table:formula="of:=+[.E5]&amp;&quot; &quot;&amp;[.E28]&amp;&quot; &quot;&amp;[.E56]" office:value-type="string" office:string-value="/home/pi/Documents/Projects_DIY/2024-ROMS-DB/ROM_DB_PY/Load_XML_All_Consoles.py 10111000X 000000000000000000000000001X" calcext:value-type="string">
            <text:p>/home/pi/Documents/Projects_DIY/2024-ROMS-DB/ROM_DB_PY/Load_XML_All_Consoles.py 10111000X 000000000000000000000000001X</text:p>
          </table:table-cell>
          <table:table-cell table:style-name="ce13" table:number-columns-repeated="12"/>
        </table:table-row>
        <table:table-row table:style-name="ro2" table:number-rows-repeated="4">
          <table:table-cell table:style-name="ce17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S</text:p>
          </table:table-cell>
          <table:table-cell table:style-name="ce13" table:number-columns-repeated="16"/>
        </table:table-row>
        <table:table-row-group>
          <table:table-row table:style-name="ro2">
            <table:table-cell table:style-name="ce4" office:value-type="string" calcext:value-type="string">
              <text:p>%ROOT_GAMES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ROMS_EXTRA</text:p>
            </table:table-cell>
            <table:table-cell table:style-name="ce13" table:number-columns-repeated="3"/>
            <table:table-cell table:style-name="ce13">
              <draw:custom-shape draw:z-index="5" draw:name="LOAD_CONSOLES_METADATA 2" draw:style-name="gr6" draw:text-style-name="P3" svg:width="126.11mm" svg:height="19.5mm" svg:x="6.33mm" svg:y="1.17mm">
                <text:p text:style-name="P2"><text:span text:style-name="T1">%ROOT%/RomsDB/</text:span><text:span text:style-name="T1"><text:line-break/></text:span><text:span text:style-name="T5">/home/pi/Documents/Projects_DIY/2024-ROMS-DB/ROM_DB_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8"/>
          </table:table-row>
          <table:table-row table:style-name="ro3">
            <table:table-cell table:style-name="ce4" office:value-type="string" calcext:value-type="string">
              <text:p>%ROOT_D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Documents/Projects_DIY/2024-ROMS-DB/ROM_DB_PY</text:p>
            </table:table-cell>
            <table:table-cell table:style-name="ce13" table:number-columns-repeated="12"/>
          </table:table-row>
          <table:table-row table:style-name="ro3" table:number-rows-repeated="5">
            <table:table-cell table:style-name="ce4"/>
            <table:table-cell table:style-name="ce9"/>
            <table:table-cell table:style-name="ce13" table:number-columns-repeated="15"/>
          </table:table-row>
        </table:table-row-group>
        <table:table-row table:style-name="ro3">
          <table:table-cell table:style-name="ce4"/>
          <table:table-cell table:style-name="ce9"/>
          <table:table-cell table:style-name="ce13" table:number-columns-repeated="15"/>
        </table:table-row>
        <table:table-row table:style-name="ro4">
          <table:table-cell table:style-name="ce17" office:value-type="string" calcext:value-type="string">
            <text:p>FUNCTION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3">
            <table:table-cell table:style-name="ce4" office:value-type="string" calcext:value-type="string">
              <text:p>PATHS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16:.C$29])&amp;&quot;X&quot;" office:value-type="string" office:string-value="10111000X" calcext:value-type="string">
              <text:p>10111000X</text:p>
            </table:table-cell>
            <table:table-cell table:style-name="ce13" table:number-columns-repeated="12"/>
          </table:table-row>
        </table:table-row-group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17" office:value-type="string" calcext:value-type="string">
            <text:p>CONSOLE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3">
            <table:table-cell table:style-name="ce4" office:value-type="string" calcext:value-type="string">
              <text:p>arcade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2"/>
            <table:table-cell table:style-name="ce13">
              <draw:custom-shape draw:z-index="6" draw:name="LOAD_CONSOLES_METADATA 3" draw:style-name="gr7" draw:text-style-name="P3" svg:width="323.64mm" svg:height="83.78mm" svg:x="4.02mm" svg:y="1.85mm">
                <text:p text:style-name="P2"><text:span text:style-name="T6">&lt;gameList&gt;</text:span></text:p>
                <text:p text:style-name="P2"><text:span text:style-name="T6">&lt;game&gt;</text:span></text:p>
                <text:p text:style-name="P2"><text:span text:style-name="T6">&lt;path&gt;./15-in-1 Mega Collection - Backtracking Ten Years (J).zip&lt;/path&gt;</text:span></text:p>
                <text:p text:style-name="P2"><text:span text:style-name="T6">&lt;name&gt;15-in-1 Mega Collection - Backtracking Ten Years&lt;/name&gt;</text:span></text:p>
                <text:p text:style-name="P2"><text:span text:style-name="T6">&lt;desc&gt;The 15-in-1 Mega Collection (also with the subtitle Backtracking Ten Years) is a unlicensed multiHuCARD released for NEC's PC Engine.</text:span></text:p>
                <text:p text:style-name="P2"><text:span text:style-name="T6"><text:s/></text:span><text:span text:style-name="T6">It contains fifteen games, all Apple ports.&lt;/desc&gt;</text:span></text:p>
                <text:p text:style-name="P2"><text:span text:style-name="T6">&lt;image&gt;~/.emulationstation/downloaded_images/pcengine/15-in-1 Mega Collection - Backtracking Ten Years (J)-image.png&lt;/image&gt;</text:span></text:p>
                <text:p text:style-name="P2"><text:span text:style-name="T6">&lt;releasedate&gt;19920101T000000&lt;/releasedate&gt;</text:span></text:p>
                <text:p text:style-name="P2"><text:span text:style-name="T6">&lt;publisher&gt;Image&lt;/publisher&gt;</text:span></text:p>
                <text:p text:style-name="P2"><text:span text:style-name="T6">&lt;genre&gt;Compilation&lt;/genre&gt;</text:span></text:p>
                <text:p text:style-name="P2"><text:span text:style-name="T6">&lt;players/&gt;</text:span></text:p>
                <text:p text:style-name="P2"><text:span text:style-name="T6">&lt;/game&gt;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1"/>
          </table:table-row>
          <table:table-row table:style-name="ro3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31:.C$57])&amp;&quot;X&quot;" office:value-type="string" office:string-value="000000000000000000000000001X" calcext:value-type="string">
              <text:p>000000000000000000000000001X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TurboGrafX <text:s text:c="3"/>pcengine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</table:table-row-group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5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6">
          <table:table-cell table:style-name="ce4" table:number-columns-repeated="4"/>
          <table:table-cell table:style-name="ce13" table:number-columns-repeated="13"/>
        </table:table-row>
        <table:table-row table:style-name="ro7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4"/>
          <table:table-cell table:style-name="ce13" table:number-columns-repeated="13"/>
        </table:table-row>
        <table:table-row table:style-name="ro8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9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4"/>
          <table:table-cell table:style-name="ce13" table:number-columns-repeated="13"/>
        </table:table-row>
        <table:table-row table:style-name="ro10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1">
          <table:table-cell table:style-name="ce4" table:number-columns-repeated="4"/>
          <table:table-cell table:style-name="ce13" table:number-columns-repeated="13"/>
        </table:table-row>
        <table:table-row table:style-name="ro3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488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CMD_01" table:base-cell-address="$'ROMS-Cockpit'.$C$23" table:cell-range-address="$'ROMS-Cockpit'.$D$77:.$E$77"/>
        <table:named-range table:name="COMANDLINE01" table:base-cell-address="$'ROMS-Cockpit'.$C$23" table:cell-range-address="$'ROMS-Cockpit'.$E$28"/>
        <table:named-range table:name="COMANDLINE02" table:base-cell-address="$'ROMS-Cockpit'.$E$59" table:cell-range-address="$'ROMS-Cockpit'.$E$56"/>
        <table:named-range table:name="Python_05" table:base-cell-address="$'ROMS-Cockpit'.$P$52" table:cell-range-address="$'ROMS-Cockpit'.$P$70"/>
        <table:named-range table:name="RNG_ROOT" table:base-cell-address="$'ROMS-Cockpit'.$C$12" table:cell-range-address="$'ROMS-Cockpit'.$E$12"/>
        <table:named-range table:name="RNG_ROOT_VAR" table:base-cell-address="$'ROMS-Cockpit'.$A$2" table:cell-range-address="$'ROMS-Cockpit'.$A$12"/>
        <table:named-expression table:name="RNG_TERMINAL" table:base-cell-address="$'ROMS-Cockpit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0:09:42.4667813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5.2$Linux_X86_64 LibreOffice_project/60$Build-2</meta:generator>
    <dc:date>2024-03-19T16:42:53.886498966</dc:date>
    <meta:editing-duration>P1DT3H35M6S</meta:editing-duration>
    <meta:editing-cycles>22</meta:editing-cycles>
    <meta:document-statistic meta:table-count="1" meta:cell-count="124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 *****  BASIC  *****
End Sub


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